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cture</text:h>
      <text:p text:style-name="Text_20_body">This section describes the architecture of the entire WOW sytem. Blah, blah, blah...</text:p>
      <text:h text:style-name="Heading_20_2" text:outline-level="2">WOW Protocol</text:h>
      <text:p text:style-name="Text_20_body">The WOW Protocol is used by clients to communicate with servers. It assumes a reliable, bidirectional, stream connection such as that provided by TCP. The schema used by the server consists of seven fields. All fields are strings (no validation of data types is done). Specifically:</text:p>
      <text:p text:style-name="Text_20_body"><text:s text:c="8"/>ID</text:p>
      <text:p text:style-name="Text_20_body"><text:s text:c="8"/>Password</text:p>
      <text:p text:style-name="Text_20_body"><text:s text:c="8"/>First Name</text:p>
      <text:p text:style-name="Text_20_body"><text:s text:c="8"/>Last Name</text:p>
      <text:p text:style-name="Text_20_body"><text:s text:c="8"/>Phone Number</text:p>
      <text:p text:style-name="Text_20_body"><text:s text:c="8"/>Email Address</text:p>
      <text:p text:style-name="Text_20_body"><text:s text:c="8"/>Note</text:p>
      <text:p text:style-name="Text_20_body">The 'Note' field is a free field that the profile owner can use for any purpose. The ID is intended to be a nickname or a user name. IDs must be unique.</text:p>
      <text:p text:style-name="Text_20_body">A WOW protocol record consists of the seven fields above packed into a single string with '|' characters as delimiters. WOW protocol records are always exactly seven fields (six '|' characters). Fields may be blank. For example,</text:p>
      <text:p text:style-name="Text_20_body"><text:s text:c="2"/>pchapin|passwd|Peter|Chapin|728-1304|Peter.Chapin@cis.vtc.edu|Feed me mice!</text:p>
      <text:p text:style-name="Text_20_body">When the client connects to the trivial WOW server it must send a command as a single line of text. Only two commands are supported: UPD (for "update") and QRY (for "query"). Command words are case sensitive and must appear in upper-case. They are then followed by a ':' and a space and then a WOW protocol record as described above. For example</text:p>
      <text:p text:style-name="Text_20_body">UPD: pchapin|passwd|Peter|Chapin|728-1304|Peter.Chapin@cis.vtc.edu|Feed me mice!</text:p>
      <text:h text:style-name="Heading_20_3" text:outline-level="3">UPDATE</text:h>
      <text:p text:style-name="Text_20_body">If the specified user ID does not exist, a new profile is added to the profile database. If the specified user ID does exist, the password in the client's command must match the password in the profile database. In that case the profile database is updated with the new information from the client.</text:p>
      <text:p text:style-name="Text_20_body">The server responds with a line containing ERROR if some error occurred or OK if the update was successful. The server then closes the connection.</text:p>
      <text:h text:style-name="Heading_20_3" text:outline-level="3">QUERY</text:h>
      <text:p text:style-name="Text_20_body">The profile database is searched. For each non-blank field in the query the contents of the query must be contained in the corresponding field of the matching records. Blank query fields match all possibilities. The password field in the query must be provided but it is ignored (and can be blank).</text:p>
      <text:p text:style-name="Text_20_body"/>
      <text:p text:style-name="Text_20_body"><text:soft-page-break/>The server returns a list of WOW protocol records (without the password field) matching the query. The server then closes the connection. If there are no matching records, the server closes the connection at once.</text:p>
      <text:p text:style-name="Text_20_body">For example, the query</text:p>
      <text:p text:style-name="Text_20_body"><text:s text:c="8"/>QRY: pc||||||Fee</text:p>
      <text:p text:style-name="Text_20_body">returns</text:p>
      <text:p text:style-name="Text_20_body"><text:s text:c="8"/>pchapin|Peter|Chapin|728-1304|Peter.Chapin@cis.vtc.edu|Feed me mice!</text:p>
      <text:p text:style-name="Text_20_body">However, a slightly modified query of</text:p>
      <text:p text:style-name="Text_20_body"><text:s text:c="8"/>QRY: pc||||||xyzzy</text:p>
      <text:p text:style-name="Text_20_body">returns no matching recor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Architecture</dc:title>
    <dc:creator>Peter Chapin</dc:creator>
    <dc:date>2008-10-17T22:03:47</dc:date>
    <meta:editing-cycles>2</meta:editing-cycles>
    <meta:editing-duration>PT5M57S</meta:editing-duration>
    <meta:template xlink:type="simple" xlink:actuate="onRequest" xlink:href="../WOW.odm" meta:date="2008-10-17T07:05:38"/>
    <meta:user-defined meta:name="Info 1"/>
    <meta:user-defined meta:name="Info 2"/>
    <meta:user-defined meta:name="Info 3"/>
    <meta:user-defined meta:name="Info 4"/>
    <meta:document-statistic meta:table-count="0" meta:image-count="0" meta:object-count="0" meta:page-count="2" meta:paragraph-count="29" meta:word-count="424" meta:character-count="2572"/>
  </office:meta>
</office:document-meta>
</file>